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Planulozo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 defy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Siphonophor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 defy:</text:p>
          </table:table-cell>
          <table:table-cell office:value-type="float" office:value="604.5" calcext:value-type="float">
            <text:p>604.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Bilateri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, defy:</text:p>
          </table:table-cell>
          <table:table-cell office:value-type="float" office:value="604.5" calcext:value-type="float">
            <text:p>604.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Protostomi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866.66" calcext:value-type="float">
            <text:p>866.66</text:p>
          </table:table-cell>
          <table:table-cell office:value-type="string" calcext:value-type="string">
            <text:p>, defy:</text:p>
          </table:table-cell>
          <table:table-cell office:value-type="float" office:value="653.85" calcext:value-type="float">
            <text:p>653.8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Chaetognath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407.7" calcext:value-type="float">
            <text:p>407.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nonChaet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833.33" calcext:value-type="float">
            <text:p>833.33</text:p>
          </table:table-cell>
          <table:table-cell office:value-type="string" calcext:value-type="string">
            <text:p>, defy:</text:p>
          </table:table-cell>
          <table:table-cell office:value-type="float" office:value="703.2" calcext:value-type="float">
            <text:p>703.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506.4" calcext:value-type="float">
            <text:p>506.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Crustace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 defy:</text:p>
          </table:table-cell>
          <table:table-cell office:value-type="float" office:value="752.55" calcext:value-type="float">
            <text:p>752.5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Ostracod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605.1" calcext:value-type="float">
            <text:p>605.1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Multicrustace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766.66" calcext:value-type="float">
            <text:p>766.66</text:p>
          </table:table-cell>
          <table:table-cell office:value-type="string" calcext:value-type="string">
            <text:p>, defy:</text:p>
          </table:table-cell>
          <table:table-cell office:value-type="float" office:value="801.9" calcext:value-type="float">
            <text:p>801.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703.8" calcext:value-type="float">
            <text:p>703.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733.33" calcext:value-type="float">
            <text:p>733.33</text:p>
          </table:table-cell>
          <table:table-cell office:value-type="string" calcext:value-type="string">
            <text:p>, defy:</text:p>
          </table:table-cell>
          <table:table-cell office:value-type="float" office:value="851.25" calcext:value-type="float">
            <text:p>851.2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mphipod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802.5" calcext:value-type="float">
            <text:p>802.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, defx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 defy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Rhizophysa eyesenhardti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Codonophor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133.33" calcext:value-type="float">
            <text:p>133.33</text:p>
          </table:table-cell>
          <table:table-cell office:value-type="string" calcext:value-type="string">
            <text:p>, defy:</text:p>
          </table:table-cell>
          <table:table-cell office:value-type="float" office:value="634.05" calcext:value-type="float">
            <text:p>634.0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Physonectae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166.66" calcext:value-type="float">
            <text:p>166.66</text:p>
          </table:table-cell>
          <table:table-cell office:value-type="string" calcext:value-type="string">
            <text:p>, defy:</text:p>
          </table:table-cell>
          <table:table-cell office:value-type="float" office:value="811.35" calcext:value-type="float">
            <text:p>811.3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Calycophorae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166.66" calcext:value-type="float">
            <text:p>166.66</text:p>
          </table:table-cell>
          <table:table-cell office:value-type="string" calcext:value-type="string">
            <text:p>, defy:</text:p>
          </table:table-cell>
          <table:table-cell office:value-type="float" office:value="515.85" calcext:value-type="float">
            <text:p>515.8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galmatidae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 defy:</text:p>
          </table:table-cell>
          <table:table-cell office:value-type="float" office:value="781.8" calcext:value-type="float">
            <text:p>781.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Forskalia edwardsii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840.9" calcext:value-type="float">
            <text:p>840.9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gaAth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66.66" calcext:value-type="float">
            <text:p>266.66</text:p>
          </table:table-cell>
          <table:table-cell office:value-type="string" calcext:value-type="string">
            <text:p>, defy:</text:p>
          </table:table-cell>
          <table:table-cell office:value-type="float" office:value="752.25" calcext:value-type="float">
            <text:p>752.2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781.8" calcext:value-type="float">
            <text:p>781.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722.7" calcext:value-type="float">
            <text:p>722.7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Hippopodius hippopus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663.6" calcext:value-type="float">
            <text:p>663.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Sph-diphdae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 defy:</text:p>
          </table:table-cell>
          <table:table-cell office:value-type="float" office:value="486.3" calcext:value-type="float">
            <text:p>486.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Sphaeronectes gracilis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604.5" calcext:value-type="float">
            <text:p>604.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Diphyidae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33.33" calcext:value-type="float">
            <text:p>233.33</text:p>
          </table:table-cell>
          <table:table-cell office:value-type="string" calcext:value-type="string">
            <text:p>, defy:</text:p>
          </table:table-cell>
          <table:table-cell office:value-type="float" office:value="456.75" calcext:value-type="float">
            <text:p>456.7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Mugsulc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66.66" calcext:value-type="float">
            <text:p>266.66</text:p>
          </table:table-cell>
          <table:table-cell office:value-type="string" calcext:value-type="string">
            <text:p>, defy:</text:p>
          </table:table-cell>
          <table:table-cell office:value-type="float" office:value="515.85" calcext:value-type="float">
            <text:p>515.8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byDisp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, defx:</text:p>
          </table:table-cell>
          <table:table-cell office:value-type="float" office:value="266.66" calcext:value-type="float">
            <text:p>266.66</text:p>
          </table:table-cell>
          <table:table-cell office:value-type="string" calcext:value-type="string">
            <text:p>, defy:</text:p>
          </table:table-cell>
          <table:table-cell office:value-type="float" office:value="397.65" calcext:value-type="float">
            <text:p>397.65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Muggiaea atlantic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545.4" calcext:value-type="float">
            <text:p>545.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486.3" calcext:value-type="float">
            <text:p>486.3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Abyla trigona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427.2" calcext:value-type="float">
            <text:p>427.2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office:value-type="string" calcext:value-type="string">
            <text:p>{ name: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, type:</text:p>
          </table:table-cell>
          <table:table-cell office:value-type="string" calcext:value-type="string">
            <text:p>siph</text:p>
          </table:table-cell>
          <table:table-cell office:value-type="string" calcext:value-type="string">
            <text:p>, defx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 defy:</text:p>
          </table:table-cell>
          <table:table-cell office:value-type="float" office:value="368.1" calcext:value-type="float">
            <text:p>368.1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3:27:18.907345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0:13:00.832973012</meta:creation-date>
    <dc:date>2015-11-16T14:26:35.214095532</dc:date>
    <meta:editing-duration>PT3H3M32S</meta:editing-duration>
    <meta:editing-cycles>18</meta:editing-cycles>
    <meta:generator>LibreOffice/4.2.8.2$Linux_X86_64 LibreOffice_project/420m0$Build-2</meta:generator>
    <meta:document-statistic meta:table-count="1" meta:cell-count="315" meta:object-count="0"/>
  </office:meta>
</office:document-meta>
</file>